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64.81mm"/>
    </style:style>
    <style:style style:name="co10" style:family="table-column">
      <style:table-column-properties fo:break-before="auto" style:column-width="43.29mm"/>
    </style:style>
    <style:style style:name="ro1" style:family="table-row">
      <style:table-row-properties style:row-height="6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mm"/>
      <style:text-properties fo:color="#ffffff" style:text-position="" fo:font-size="12pt" style:font-size-asian="12pt" style:font-size-complex="12pt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 style:data-style-name="N61">
      <style:table-cell-properties fo:border="0.74pt solid #000000"/>
      <style:text-properties style:text-position="" style:font-name="Liberation Sans" fo:font-size="10pt" style:font-name-asian="WenQuanYi Micro Hei" style:font-size-asian="10pt" style:font-name-complex="Lohit Devanagari" style:font-size-complex="10pt"/>
    </style:style>
    <style:style style:name="ce7" style:family="table-cell" style:parent-style-name="Default">
      <style:table-cell-properties fo:border="0.74pt solid #000000"/>
      <style:text-properties style:text-position=""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61">
      <style:table-cell-properties fo:border="0.74pt solid #000000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4" style:family="table-cell" style:parent-style-name="Default">
      <style:table-cell-properties fo:border="0.74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Result - 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aso de Teste</text:p>
          </table:table-cell>
          <table:table-cell table:style-name="ce1" office:value-type="string" calcext:value-type="string">
            <text:p>Melhor Individuo por Execução</text:p>
          </table:table-cell>
          <table:table-cell table:style-name="ce1" office:value-type="string" calcext:value-type="string">
            <text:p>Tempo de Execução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227373675443232" calcext:value-type="float">
            <text:p>2,27E-13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227373675443232" calcext:value-type="float">
            <text:p>2,27E-13</text:p>
          </table:table-cell>
          <table:table-cell table:style-name="ce4" office:value-type="float" office:value="1064" calcext:value-type="float">
            <text:p>10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454747350886464" calcext:value-type="float">
            <text:p>4,55E-13</text:p>
          </table:table-cell>
          <table:table-cell table:style-name="ce4" office:value-type="float" office:value="1036" calcext:value-type="float">
            <text:p>1036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56843418860808" calcext:value-type="float">
            <text:p>5,68E-13</text:p>
          </table:table-cell>
          <table:table-cell table:style-name="ce4" office:value-type="float" office:value="1013" calcext:value-type="float">
            <text:p>1013</text:p>
          </table:table-cell>
          <table:table-cell table:number-columns-repeated="2"/>
          <table:table-cell table:style-name="ce1" office:value-type="string" calcext:value-type="string">
            <text:p>ES 1</text:p>
          </table:table-cell>
          <table:table-cell table:style-name="ce1" office:value-type="string" calcext:value-type="string">
            <text:p>ES 2</text:p>
          </table:table-cell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795807864051312" calcext:value-type="float">
            <text:p>7,96E-13</text:p>
          </table:table-cell>
          <table:table-cell table:style-name="ce4" office:value-type="float" office:value="1009" calcext:value-type="float">
            <text:p>1009</text:p>
          </table:table-cell>
          <table:table-cell/>
          <table:table-cell table:style-name="ce1" office:value-type="string" calcext:value-type="string">
            <text:p>Melhor Indivíduo</text:p>
          </table:table-cell>
          <table:table-cell table:style-name="ce6" office:value-type="float" office:value="0.000000000000227" calcext:value-type="float">
            <text:p>2,27E-13</text:p>
          </table:table-cell>
          <table:table-cell table:style-name="ce6" office:value-type="float" office:value="0.0249143197" calcext:value-type="float">
            <text:p>2,49E-02</text:p>
          </table:table-cell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795807864051312" calcext:value-type="float">
            <text:p>7,96E-13</text:p>
          </table:table-cell>
          <table:table-cell table:style-name="ce4" office:value-type="float" office:value="1051" calcext:value-type="float">
            <text:p>1051</text:p>
          </table:table-cell>
          <table:table-cell/>
          <table:table-cell table:style-name="ce1" office:value-type="string" calcext:value-type="string">
            <text:p>Pior Indivíduo</text:p>
          </table:table-cell>
          <table:table-cell table:style-name="ce6" office:value-type="float" office:value="0.0000000000239" calcext:value-type="float">
            <text:p>2,39E-11</text:p>
          </table:table-cell>
          <table:table-cell table:style-name="ce6" office:value-type="float" office:value="1.4413415445" calcext:value-type="float">
            <text:p>1,44E+00</text:p>
          </table:table-cell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0909494701772928" calcext:value-type="float">
            <text:p>9,09E-13</text:p>
          </table:table-cell>
          <table:table-cell table:style-name="ce4" office:value-type="float" office:value="1055" calcext:value-type="float">
            <text:p>1055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6" office:value-type="float" office:value="0.00000000000369482222595252" calcext:value-type="float">
            <text:p>3,69E-12</text:p>
          </table:table-cell>
          <table:table-cell table:style-name="ce6" table:formula="of:=MEDIAN([.B32:.B61])" office:value-type="float" office:value="0.279322148278084" calcext:value-type="float">
            <text:p>2,79E-01</text:p>
          </table:table-cell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102318153949454" calcext:value-type="float">
            <text:p>1,02E-12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1" office:value-type="string" calcext:value-type="string">
            <text:p>Desvio Padrão</text:p>
          </table:table-cell>
          <table:table-cell table:style-name="ce7" table:formula="of:=STDEV([.B2:.B31])" office:value-type="float" office:value="0.00000000000581378306625749" calcext:value-type="float">
            <text:p>5,81378306625749E-12</text:p>
          </table:table-cell>
          <table:table-cell table:style-name="ce7" table:formula="of:=STDEV([.B32:.B61])" office:value-type="float" office:value="0.38772423820601" calcext:value-type="float">
            <text:p>0,3877242382</text:p>
          </table:table-cell>
        </table:table-row>
        <table:table-row table:style-name="ro3">
          <table:table-cell table:style-name="ce2" office:value-type="string" calcext:value-type="string">
            <text:p>ES: 1</text:p>
          </table:table-cell>
          <table:table-cell table:style-name="ce3" office:value-type="float" office:value="0.00000000000147792889038101" calcext:value-type="float">
            <text:p>1,48E-12</text:p>
          </table:table-cell>
          <table:table-cell table:style-name="ce4" office:value-type="float" office:value="1024" calcext:value-type="float">
            <text:p>1024</text:p>
          </table:table-cell>
          <table:table-cell/>
          <table:table-cell table:style-name="ce1" office:value-type="string" calcext:value-type="string">
            <text:p>Tempo Médio</text:p>
          </table:table-cell>
          <table:table-cell table:style-name="ce2" table:formula="of:=MEDIAN([.C2:.C31])" office:value-type="float" office:value="1051.5" calcext:value-type="float">
            <text:p>1051,5</text:p>
          </table:table-cell>
          <table:table-cell table:style-name="ce2" table:formula="of:=MEDIAN([.C32:.C61])" office:value-type="float" office:value="2510.5" calcext:value-type="float">
            <text:p>2510,5</text:p>
          </table:table-cell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181898940354586" calcext:value-type="float">
            <text:p>1,82E-1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193267624126747" calcext:value-type="float">
            <text:p>1,93E-12</text:p>
          </table:table-cell>
          <table:table-cell table:style-name="ce4" office:value-type="float" office:value="1016" calcext:value-type="float">
            <text:p>10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21600499167107" calcext:value-type="float">
            <text:p>2,16E-12</text:p>
          </table:table-cell>
          <table:table-cell table:style-name="ce4" office:value-type="float" office:value="1060" calcext:value-type="float">
            <text:p>106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227373675443232" calcext:value-type="float">
            <text:p>2,27E-12</text:p>
          </table:table-cell>
          <table:table-cell table:style-name="ce4" office:value-type="float" office:value="1032" calcext:value-type="float">
            <text:p>10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28421709430404" calcext:value-type="float">
            <text:p>2,84E-12</text:p>
          </table:table-cell>
          <table:table-cell table:style-name="ce4" office:value-type="float" office:value="1056" calcext:value-type="float">
            <text:p>105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363797880709171" calcext:value-type="float">
            <text:p>3,64E-12</text:p>
          </table:table-cell>
          <table:table-cell table:style-name="ce4" office:value-type="float" office:value="1055" calcext:value-type="float">
            <text:p>105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375166564481333" calcext:value-type="float">
            <text:p>3,75E-12</text:p>
          </table:table-cell>
          <table:table-cell table:style-name="ce4" office:value-type="float" office:value="1095" calcext:value-type="float">
            <text:p>109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420641299569979" calcext:value-type="float">
            <text:p>4,21E-12</text:p>
          </table:table-cell>
          <table:table-cell table:style-name="ce4" office:value-type="float" office:value="1031" calcext:value-type="float">
            <text:p>103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454747350886464" calcext:value-type="float">
            <text:p>4,55E-12</text:p>
          </table:table-cell>
          <table:table-cell table:style-name="ce4" office:value-type="float" office:value="1026" calcext:value-type="float">
            <text:p>102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659383658785373" calcext:value-type="float">
            <text:p>6,59E-12</text:p>
          </table:table-cell>
          <table:table-cell table:style-name="ce4" office:value-type="float" office:value="1065" calcext:value-type="float">
            <text:p>10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659383658785373" calcext:value-type="float">
            <text:p>6,59E-12</text:p>
          </table:table-cell>
          <table:table-cell table:style-name="ce4" office:value-type="float" office:value="1052" calcext:value-type="float">
            <text:p>105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750333128962666" calcext:value-type="float">
            <text:p>7,50E-12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818545231595635" calcext:value-type="float">
            <text:p>8,19E-12</text:p>
          </table:table-cell>
          <table:table-cell table:style-name="ce4" office:value-type="float" office:value="1064" calcext:value-type="float">
            <text:p>106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829913915367797" calcext:value-type="float">
            <text:p>8,30E-1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0989075488178059" calcext:value-type="float">
            <text:p>9,89E-12</text:p>
          </table:table-cell>
          <table:table-cell table:style-name="ce4" office:value-type="float" office:value="1050" calcext:value-type="float">
            <text:p>105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115960574476048" calcext:value-type="float">
            <text:p>1,16E-11</text:p>
          </table:table-cell>
          <table:table-cell table:style-name="ce4" office:value-type="float" office:value="1086" calcext:value-type="float">
            <text:p>108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117097442853265" calcext:value-type="float">
            <text:p>1,17E-11</text:p>
          </table:table-cell>
          <table:table-cell table:style-name="ce4" office:value-type="float" office:value="1054" calcext:value-type="float">
            <text:p>105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140971678774804" calcext:value-type="float">
            <text:p>1,41E-11</text:p>
          </table:table-cell>
          <table:table-cell table:style-name="ce4" office:value-type="float" office:value="1020" calcext:value-type="float">
            <text:p>1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148929757415317" calcext:value-type="float">
            <text:p>1,49E-11</text:p>
          </table:table-cell>
          <table:table-cell table:style-name="ce4" office:value-type="float" office:value="1071" calcext:value-type="float">
            <text:p>107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152340362546965" calcext:value-type="float">
            <text:p>1,52E-11</text:p>
          </table:table-cell>
          <table:table-cell table:style-name="ce4" office:value-type="float" office:value="1039" calcext:value-type="float">
            <text:p>103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1</text:p>
          </table:table-cell>
          <table:table-cell table:style-name="ce3" office:value-type="float" office:value="0.0000000000238742359215394" calcext:value-type="float">
            <text:p>2,39E-11</text:p>
          </table:table-cell>
          <table:table-cell table:style-name="ce4" office:value-type="float" office:value="1070" calcext:value-type="float">
            <text:p>107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249143196504065" calcext:value-type="float">
            <text:p>0,0249143197</text:p>
          </table:table-cell>
          <table:table-cell table:style-name="ce4" office:value-type="float" office:value="2406" calcext:value-type="float">
            <text:p>240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431028427508409" calcext:value-type="float">
            <text:p>0,0431028428</text:p>
          </table:table-cell>
          <table:table-cell table:style-name="ce4" office:value-type="float" office:value="2489" calcext:value-type="float">
            <text:p>24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454693748829414" calcext:value-type="float">
            <text:p>0,0454693749</text:p>
          </table:table-cell>
          <table:table-cell table:style-name="ce4" office:value-type="float" office:value="2503" calcext:value-type="float">
            <text:p>25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651949729092394" calcext:value-type="float">
            <text:p>0,0651949729</text:p>
          </table:table-cell>
          <table:table-cell table:style-name="ce4" office:value-type="float" office:value="2465" calcext:value-type="float">
            <text:p>24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773217581429435" calcext:value-type="float">
            <text:p>0,0773217581</text:p>
          </table:table-cell>
          <table:table-cell table:style-name="ce4" office:value-type="float" office:value="2472" calcext:value-type="float">
            <text:p>24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0782832413301549" calcext:value-type="float">
            <text:p>0,0782832413</text:p>
          </table:table-cell>
          <table:table-cell table:style-name="ce4" office:value-type="float" office:value="2405" calcext:value-type="float">
            <text:p>240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01973059586044" calcext:value-type="float">
            <text:p>0,1019730596</text:p>
          </table:table-cell>
          <table:table-cell table:style-name="ce4" office:value-type="float" office:value="2460" calcext:value-type="float">
            <text:p>246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13412211294417" calcext:value-type="float">
            <text:p>0,1134122113</text:p>
          </table:table-cell>
          <table:table-cell table:style-name="ce4" office:value-type="float" office:value="2491" calcext:value-type="float">
            <text:p>249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1670246347262" calcext:value-type="float">
            <text:p>0,1167024635</text:p>
          </table:table-cell>
          <table:table-cell table:style-name="ce4" office:value-type="float" office:value="2432" calcext:value-type="float">
            <text:p>24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22519509395033" calcext:value-type="float">
            <text:p>0,1225195094</text:p>
          </table:table-cell>
          <table:table-cell table:style-name="ce4" office:value-type="float" office:value="2489" calcext:value-type="float">
            <text:p>248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3992849426279" calcext:value-type="float">
            <text:p>0,1399284943</text:p>
          </table:table-cell>
          <table:table-cell table:style-name="ce4" office:value-type="float" office:value="2545" calcext:value-type="float">
            <text:p>254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162778516145636" calcext:value-type="float">
            <text:p>0,1627785161</text:p>
          </table:table-cell>
          <table:table-cell table:style-name="ce4" office:value-type="float" office:value="2496" calcext:value-type="float">
            <text:p>24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203034778136498" calcext:value-type="float">
            <text:p>0,2030347781</text:p>
          </table:table-cell>
          <table:table-cell table:style-name="ce4" office:value-type="float" office:value="2565" calcext:value-type="float">
            <text:p>25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250383482700272" calcext:value-type="float">
            <text:p>0,2503834827</text:p>
          </table:table-cell>
          <table:table-cell table:style-name="ce4" office:value-type="float" office:value="2499" calcext:value-type="float">
            <text:p>249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27213325209641" calcext:value-type="float">
            <text:p>0,2721332521</text:p>
          </table:table-cell>
          <table:table-cell table:style-name="ce4" office:value-type="float" office:value="2516" calcext:value-type="float">
            <text:p>25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286511044459758" calcext:value-type="float">
            <text:p>0,2865110445</text:p>
          </table:table-cell>
          <table:table-cell table:style-name="ce4" office:value-type="float" office:value="2428" calcext:value-type="float">
            <text:p>24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29970291058487" calcext:value-type="float">
            <text:p>0,2997029106</text:p>
          </table:table-cell>
          <table:table-cell table:style-name="ce4" office:value-type="float" office:value="2513" calcext:value-type="float">
            <text:p>25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305208932014921" calcext:value-type="float">
            <text:p>0,305208932</text:p>
          </table:table-cell>
          <table:table-cell table:style-name="ce4" office:value-type="float" office:value="2509" calcext:value-type="float">
            <text:p>250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310784488957665" calcext:value-type="float">
            <text:p>0,310784489</text:p>
          </table:table-cell>
          <table:table-cell table:style-name="ce4" office:value-type="float" office:value="2572" calcext:value-type="float">
            <text:p>25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469940484832364" calcext:value-type="float">
            <text:p>0,4699404848</text:p>
          </table:table-cell>
          <table:table-cell table:style-name="ce4" office:value-type="float" office:value="2594" calcext:value-type="float">
            <text:p>259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51798404580029" calcext:value-type="float">
            <text:p>0,5179840458</text:p>
          </table:table-cell>
          <table:table-cell table:style-name="ce4" office:value-type="float" office:value="2607" calcext:value-type="float">
            <text:p>260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534348387000364" calcext:value-type="float">
            <text:p>0,534348387</text:p>
          </table:table-cell>
          <table:table-cell table:style-name="ce4" office:value-type="float" office:value="2498" calcext:value-type="float">
            <text:p>249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60199534483047" calcext:value-type="float">
            <text:p>0,6019953448</text:p>
          </table:table-cell>
          <table:table-cell table:style-name="ce4" office:value-type="float" office:value="2588" calcext:value-type="float">
            <text:p>258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614944015115839" calcext:value-type="float">
            <text:p>0,6149440151</text:p>
          </table:table-cell>
          <table:table-cell table:style-name="ce4" office:value-type="float" office:value="2874" calcext:value-type="float">
            <text:p>287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661394075773274" calcext:value-type="float">
            <text:p>0,6613940758</text:p>
          </table:table-cell>
          <table:table-cell table:style-name="ce4" office:value-type="float" office:value="2512" calcext:value-type="float">
            <text:p>25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683820517174695" calcext:value-type="float">
            <text:p>0,6838205172</text:p>
          </table:table-cell>
          <table:table-cell table:style-name="ce4" office:value-type="float" office:value="2534" calcext:value-type="float">
            <text:p>253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0.87700262679823" calcext:value-type="float">
            <text:p>0,8770026268</text:p>
          </table:table-cell>
          <table:table-cell table:style-name="ce4" office:value-type="float" office:value="2600" calcext:value-type="float">
            <text:p>26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1.24033760423868" calcext:value-type="float">
            <text:p>1,2403376042</text:p>
          </table:table-cell>
          <table:table-cell table:style-name="ce4" office:value-type="float" office:value="2640" calcext:value-type="float">
            <text:p>264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1.28646364221947" calcext:value-type="float">
            <text:p>1,2864636422</text:p>
          </table:table-cell>
          <table:table-cell table:style-name="ce4" office:value-type="float" office:value="2615" calcext:value-type="float">
            <text:p>26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S: 2</text:p>
          </table:table-cell>
          <table:table-cell table:style-name="ce4" office:value-type="float" office:value="1.44134154446306" calcext:value-type="float">
            <text:p>1,4413415445</text:p>
          </table:table-cell>
          <table:table-cell table:style-name="ce4" office:value-type="float" office:value="2591" calcext:value-type="float">
            <text:p>2591</text:p>
          </table:table-cell>
          <table:table-cell table:number-columns-repeated="4"/>
        </table:table-row>
        <table:table-row table:style-name="ro2" table:number-rows-repeated="10485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sult - DE" table:style-name="ta1"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8" office:value-type="string" calcext:value-type="string">
            <text:p>Caso de Teste</text:p>
          </table:table-cell>
          <table:table-cell table:style-name="ce8" office:value-type="string" calcext:value-type="string">
            <text:p>Melhor Individuo por Execução</text:p>
          </table:table-cell>
          <table:table-cell table:style-name="ce8" office:value-type="string" calcext:value-type="string">
            <text:p>Tempo de Execução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6901929419364" calcext:value-type="float">
            <text:p>7,69E-03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846638911070841" calcext:value-type="float">
            <text:p>8,47E-03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589322182497654" calcext:value-type="float">
            <text:p>5,89E-03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844068659102959" calcext:value-type="float">
            <text:p>8,44E-03</text:p>
          </table:table-cell>
          <table:table-cell table:style-name="ce11" office:value-type="float" office:value="174" calcext:value-type="float">
            <text:p>174</text:p>
          </table:table-cell>
          <table:table-cell table:number-columns-repeated="2"/>
          <table:table-cell table:style-name="ce8" office:value-type="string" calcext:value-type="string">
            <text:p>ES 1</text:p>
          </table:table-cell>
          <table:table-cell table:style-name="ce8" office:value-type="string" calcext:value-type="string">
            <text:p>ES 2</text:p>
          </table:table-cell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770969397717636" calcext:value-type="float">
            <text:p>7,71E-03</text:p>
          </table:table-cell>
          <table:table-cell table:style-name="ce11" office:value-type="float" office:value="144" calcext:value-type="float">
            <text:p>144</text:p>
          </table:table-cell>
          <table:table-cell/>
          <table:table-cell table:style-name="ce8" office:value-type="string" calcext:value-type="string">
            <text:p>Melhor Indivíduo</text:p>
          </table:table-cell>
          <table:table-cell table:style-name="ce13" office:value-type="float" office:value="0.00491" calcext:value-type="float">
            <text:p>4,91E-03</text:p>
          </table:table-cell>
          <table:table-cell table:style-name="ce13" office:value-type="float" office:value="0.0155781843" calcext:value-type="float">
            <text:p>1,56E-02</text:p>
          </table:table-cell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812825507205162" calcext:value-type="float">
            <text:p>8,13E-03</text:p>
          </table:table-cell>
          <table:table-cell table:style-name="ce11" office:value-type="float" office:value="166" calcext:value-type="float">
            <text:p>166</text:p>
          </table:table-cell>
          <table:table-cell/>
          <table:table-cell table:style-name="ce8" office:value-type="string" calcext:value-type="string">
            <text:p>Pior Indivíduo</text:p>
          </table:table-cell>
          <table:table-cell table:style-name="ce13" office:value-type="float" office:value="2.17" calcext:value-type="float">
            <text:p>2,17E+00</text:p>
          </table:table-cell>
          <table:table-cell table:style-name="ce13" office:value-type="float" office:value="0.0283617171" calcext:value-type="float">
            <text:p>2,84E-02</text:p>
          </table:table-cell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603740276403642" calcext:value-type="float">
            <text:p>6,04E-03</text:p>
          </table:table-cell>
          <table:table-cell table:style-name="ce11" office:value-type="float" office:value="160" calcext:value-type="float">
            <text:p>160</text:p>
          </table:table-cell>
          <table:table-cell/>
          <table:table-cell table:style-name="ce8" office:value-type="string" calcext:value-type="string">
            <text:p>Média</text:p>
          </table:table-cell>
          <table:table-cell table:style-name="ce13" table:formula="of:=MEDIAN([.B2:.B31])" office:value-type="float" office:value="0.00734839279056132" calcext:value-type="float">
            <text:p>7,35E-03</text:p>
          </table:table-cell>
          <table:table-cell table:style-name="ce13" table:formula="of:=MEDIAN([.B32:.B61])" office:value-type="float" office:value="0.0202853799654577" calcext:value-type="float">
            <text:p>2,03E-02</text:p>
          </table:table-cell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645428364782674" calcext:value-type="float">
            <text:p>6,45E-03</text:p>
          </table:table-cell>
          <table:table-cell table:style-name="ce11" office:value-type="float" office:value="166" calcext:value-type="float">
            <text:p>166</text:p>
          </table:table-cell>
          <table:table-cell/>
          <table:table-cell table:style-name="ce8" office:value-type="string" calcext:value-type="string">
            <text:p>Desvio Padrão</text:p>
          </table:table-cell>
          <table:table-cell table:style-name="ce14" table:formula="of:=STDEV([.B2:.B31])" office:value-type="float" office:value="0.399367268454158" calcext:value-type="float">
            <text:p>0,3993672685</text:p>
          </table:table-cell>
          <table:table-cell table:style-name="ce14" table:formula="of:=STDEV([.B32:.B61])" office:value-type="float" office:value="0.00305990700557176" calcext:value-type="float">
            <text:p>0,003059907</text:p>
          </table:table-cell>
        </table:table-row>
        <table:table-row table:style-name="ro3">
          <table:table-cell table:style-name="ce9" office:value-type="string" calcext:value-type="string">
            <text:p>DE: 1</text:p>
          </table:table-cell>
          <table:table-cell table:style-name="ce10" office:value-type="float" office:value="0.0049115608168222" calcext:value-type="float">
            <text:p>4,91E-03</text:p>
          </table:table-cell>
          <table:table-cell table:style-name="ce11" office:value-type="float" office:value="137" calcext:value-type="float">
            <text:p>137</text:p>
          </table:table-cell>
          <table:table-cell/>
          <table:table-cell table:style-name="ce8" office:value-type="string" calcext:value-type="string">
            <text:p>Tempo Médio</text:p>
          </table:table-cell>
          <table:table-cell table:style-name="ce9" table:formula="of:=MEDIAN([.C2:.C31])" office:value-type="float" office:value="133.5" calcext:value-type="float">
            <text:p>133,5</text:p>
          </table:table-cell>
          <table:table-cell table:style-name="ce9" table:formula="of:=MEDIAN([.C32:.C61])" office:value-type="float" office:value="506.5" calcext:value-type="float">
            <text:p>506,5</text:p>
          </table:table-cell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899685491469882" calcext:value-type="float">
            <text:p>9,00E-03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850831748994096" calcext:value-type="float">
            <text:p>8,51E-03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623063815407932" calcext:value-type="float">
            <text:p>6,23E-03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684060222363314" calcext:value-type="float">
            <text:p>6,84E-03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811866322510468" calcext:value-type="float">
            <text:p>8,12E-03</text:p>
          </table:table-cell>
          <table:table-cell table:style-name="ce11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10242573723076" calcext:value-type="float">
            <text:p>1,02E-02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90793931810185" calcext:value-type="float">
            <text:p>7,91E-03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532942183508567" calcext:value-type="float">
            <text:p>5,33E-03</text:p>
          </table:table-cell>
          <table:table-cell table:style-name="ce11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677578218710551" calcext:value-type="float">
            <text:p>6,78E-03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47267918382022" calcext:value-type="float">
            <text:p>7,47E-03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496578502429657" calcext:value-type="float">
            <text:p>4,97E-03</text:p>
          </table:table-cell>
          <table:table-cell table:style-name="ce11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6232805449763" calcext:value-type="float">
            <text:p>7,62E-03</text:p>
          </table:table-cell>
          <table:table-cell table:style-name="ce11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391407339587204" calcext:value-type="float">
            <text:p>3,91E-01</text:p>
          </table:table-cell>
          <table:table-cell table:style-name="ce11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519116214741189" calcext:value-type="float">
            <text:p>5,19E-03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588435872339232" calcext:value-type="float">
            <text:p>5,88E-03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662629627208844" calcext:value-type="float">
            <text:p>6,63E-03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2.17371418676532" calcext:value-type="float">
            <text:p>2,17E+00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42954451288824" calcext:value-type="float">
            <text:p>7,43E-03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72672410682344" calcext:value-type="float">
            <text:p>7,27E-03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547490141741491" calcext:value-type="float">
            <text:p>5,47E-03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1</text:p>
          </table:table-cell>
          <table:table-cell table:style-name="ce10" office:value-type="float" office:value="0.00652413317357059" calcext:value-type="float">
            <text:p>6,52E-03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75694477111392" calcext:value-type="float">
            <text:p>0,0175694477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83617171397736" calcext:value-type="float">
            <text:p>0,0283617171</text:p>
          </table:table-cell>
          <table:table-cell table:style-name="ce11" office:value-type="float" office:value="595" calcext:value-type="float">
            <text:p>595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28404017423145" calcext:value-type="float">
            <text:p>0,0228404017</text:p>
          </table:table-cell>
          <table:table-cell table:style-name="ce11" office:value-type="float" office:value="596" calcext:value-type="float">
            <text:p>59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90323413022497" calcext:value-type="float">
            <text:p>0,0190323413</text:p>
          </table:table-cell>
          <table:table-cell table:style-name="ce11" office:value-type="float" office:value="513" calcext:value-type="float">
            <text:p>51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24128997324442" calcext:value-type="float">
            <text:p>0,0224128997</text:p>
          </table:table-cell>
          <table:table-cell table:style-name="ce11" office:value-type="float" office:value="538" calcext:value-type="float">
            <text:p>5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33284571114609" calcext:value-type="float">
            <text:p>0,0233284571</text:p>
          </table:table-cell>
          <table:table-cell table:style-name="ce11" office:value-type="float" office:value="514" calcext:value-type="float">
            <text:p>51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09949122775015" calcext:value-type="float">
            <text:p>0,0209949123</text:p>
          </table:table-cell>
          <table:table-cell table:style-name="ce11" office:value-type="float" office:value="525" calcext:value-type="float">
            <text:p>525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11841345681023" calcext:value-type="float">
            <text:p>0,0211841346</text:p>
          </table:table-cell>
          <table:table-cell table:style-name="ce11" office:value-type="float" office:value="606" calcext:value-type="float">
            <text:p>60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7914103613407" calcext:value-type="float">
            <text:p>0,0179141036</text:p>
          </table:table-cell>
          <table:table-cell table:style-name="ce11" office:value-type="float" office:value="550" calcext:value-type="float">
            <text:p>55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5348836958301" calcext:value-type="float">
            <text:p>0,025348837</text:p>
          </table:table-cell>
          <table:table-cell table:style-name="ce11" office:value-type="float" office:value="549" calcext:value-type="float">
            <text:p>54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94438475266452" calcext:value-type="float">
            <text:p>0,0194438475</text:p>
          </table:table-cell>
          <table:table-cell table:style-name="ce11" office:value-type="float" office:value="561" calcext:value-type="float">
            <text:p>5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6311673089831" calcext:value-type="float">
            <text:p>0,0163116731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8560674028663" calcext:value-type="float">
            <text:p>0,018560674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19062215187478" calcext:value-type="float">
            <text:p>0,0219062215</text:p>
          </table:table-cell>
          <table:table-cell table:style-name="ce11" office:value-type="float" office:value="495" calcext:value-type="float">
            <text:p>495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74160785273898" calcext:value-type="float">
            <text:p>0,0174160785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67413897369215" calcext:value-type="float">
            <text:p>0,0167413897</text:p>
          </table:table-cell>
          <table:table-cell table:style-name="ce11" office:value-type="float" office:value="498" calcext:value-type="float">
            <text:p>49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40738780338461" calcext:value-type="float">
            <text:p>0,024073878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61422291479312" calcext:value-type="float">
            <text:p>0,0161422291</text:p>
          </table:table-cell>
          <table:table-cell table:style-name="ce11" office:value-type="float" office:value="492" calcext:value-type="float">
            <text:p>49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55781843410523" calcext:value-type="float">
            <text:p>0,015578184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2151781940579" calcext:value-type="float">
            <text:p>0,0221517819</text:p>
          </table:table-cell>
          <table:table-cell table:style-name="ce11" office:value-type="float" office:value="494" calcext:value-type="float">
            <text:p>49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07576282433593" calcext:value-type="float">
            <text:p>0,0207576282</text:p>
          </table:table-cell>
          <table:table-cell table:style-name="ce11" office:value-type="float" office:value="491" calcext:value-type="float">
            <text:p>49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18357951955568" calcext:value-type="float">
            <text:p>0,0218357952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98131316875561" calcext:value-type="float">
            <text:p>0,0198131317</text:p>
          </table:table-cell>
          <table:table-cell table:style-name="ce11" office:value-type="float" office:value="495" calcext:value-type="float">
            <text:p>495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90389164713451" calcext:value-type="float">
            <text:p>0,0190389165</text:p>
          </table:table-cell>
          <table:table-cell table:style-name="ce11" office:value-type="float" office:value="552" calcext:value-type="float">
            <text:p>55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80960317337622" calcext:value-type="float">
            <text:p>0,0180960317</text:p>
          </table:table-cell>
          <table:table-cell table:style-name="ce11" office:value-type="float" office:value="492" calcext:value-type="float">
            <text:p>49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90246997285612" calcext:value-type="float">
            <text:p>0,0190246997</text:p>
          </table:table-cell>
          <table:table-cell table:style-name="ce11" office:value-type="float" office:value="492" calcext:value-type="float">
            <text:p>49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44919498272793" calcext:value-type="float">
            <text:p>0,0244919498</text:p>
          </table:table-cell>
          <table:table-cell table:style-name="ce11" office:value-type="float" office:value="492" calcext:value-type="float">
            <text:p>49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13240827569052" calcext:value-type="float">
            <text:p>0,0213240828</text:p>
          </table:table-cell>
          <table:table-cell table:style-name="ce11" office:value-type="float" office:value="583" calcext:value-type="float">
            <text:p>583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232236902390923" calcext:value-type="float">
            <text:p>0,0232236902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E: 2</text:p>
          </table:table-cell>
          <table:table-cell table:style-name="ce11" office:value-type="float" office:value="0.0176844303392727" calcext:value-type="float">
            <text:p>0,0176844303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4"/>
        </table:table-row>
        <table:table-row table:style-name="ro2" table:number-rows-repeated="104851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Result - ES'.A1:'Result - ES'.C61">
          <table:sort>
            <table:sort-by table:field-number="1" table:data-type="automatic"/>
          </table:sort>
        </table:database-range>
        <table:database-range table:name="__Anonymous_Sheet_DB__1" table:target-range-address="'Result - DE'.B32:'Result - DE'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21:06:33.138145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9:24:31.748284433</meta:creation-date>
    <dc:date>2018-06-05T21:17:57.130764187</dc:date>
    <meta:editing-duration>PT1H17M55S</meta:editing-duration>
    <meta:editing-cycles>11</meta:editing-cycles>
    <meta:generator>LibreOffice/5.1.6.2$Linux_X86_64 LibreOffice_project/10m0$Build-2</meta:generator>
    <meta:document-statistic meta:table-count="2" meta:cell-count="400" meta:object-count="0"/>
  </office:meta>
</office:document-meta>
</file>